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family-generic="modern" style:font-pitch="fixed"/>
    <style:font-face style:name="Go Mono1" svg:font-family="'Go Mono'" style:font-adornments="Book" style:font-family-generic="modern" style:font-pitch="variable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8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objectwithoutfill">
      <style:graphic-properties draw:marker-end="Arrowheads_20_37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2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2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35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38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5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2" style:family="paragraph">
      <loext:graphic-properties draw:fill="none" draw:fill-color="#ffffff"/>
      <style:paragraph-properties style:writing-mode="lr-tb"/>
      <style:text-properties style:font-name="Go Mono" fo:font-size="12pt"/>
    </style:style>
    <style:style style:name="P3" style:family="paragraph">
      <style:paragraph-properties fo:text-align="center" style:writing-mode="lr-tb"/>
      <style:text-properties style:font-name="Go Mono"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style:font-name="Go Mono"/>
    </style:style>
    <style:style style:name="P6" style:family="paragraph">
      <loext:graphic-properties draw:fill="none" draw:fill-color="#ffffff"/>
      <style:paragraph-properties style:writing-mode="lr-tb"/>
      <style:text-properties style:font-name="Go Mono" fo:font-size="8pt" style:font-size-asian="8pt" style:font-size-complex="8pt"/>
    </style:style>
    <style:style style:name="T1" style:family="text">
      <style:text-properties fo:color="#0f3cd5" loext:opacity="100%" style:font-name="Go Mono" fo:font-size="12pt" fo:font-style="normal" style:text-underline-style="none" fo:font-weight="bold"/>
    </style:style>
    <style:style style:name="T2" style:family="text">
      <style:text-properties style:font-name="Go Mono" fo:font-size="12pt"/>
    </style:style>
    <style:style style:name="T3" style:family="text">
      <style:text-properties style:font-name="Go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28cm" svg:height="1cm" svg:x="1.972cm" svg:y="2cm">
          <draw:text-box>
            <text:p><text:span text:style-name="T1">AccumulativeRingMod</text:span></text:p>
          </draw:text-box>
        </draw:frame>
        <draw:frame draw:style-name="gr2" draw:text-style-name="P2" draw:layer="layout" svg:width="1.78cm" svg:height="0.747cm" svg:x="3.2cm" svg:y="24.6cm">
          <draw:text-box>
            <text:p><text:span text:style-name="T2">Input</text:span></text:p>
          </draw:text-box>
        </draw:frame>
        <draw:custom-shape draw:style-name="gr3" draw:text-style-name="P3" draw:layer="layout" svg:width="2cm" svg:height="1cm" svg:x="7cm" svg:y="23cm">
          <text:p text:style-name="P3"><text:span text:style-name="T2">Ab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6cm" svg:y1="25cm" svg:x2="6cm" svg:y2="23.5cm">
          <text:p/>
        </draw:line>
        <draw:custom-shape draw:style-name="gr5" draw:text-style-name="P5" draw:layer="layout" svg:width="0.2cm" svg:height="0.2cm" svg:x="5.9cm" svg:y="2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3" draw:layer="layout" svg:width="0.8cm" svg:height="0.8cm" svg:x="8.1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8.3cm" svg:y1="18cm" svg:x2="8.7cm" svg:y2="18cm">
            <text:p/>
          </draw:line>
          <draw:line draw:style-name="gr4" draw:text-style-name="P4" draw:layer="layout" svg:x1="8.5cm" svg:y1="18.2cm" svg:x2="8.5cm" svg:y2="17.8cm">
            <text:p/>
          </draw:line>
        </draw:g>
        <draw:line draw:style-name="gr7" draw:text-style-name="P4" draw:layer="layout" svg:x1="5cm" svg:y1="25cm" svg:x2="8.5cm" svg:y2="25cm">
          <text:p/>
        </draw:line>
        <draw:custom-shape draw:style-name="gr3" draw:text-style-name="P3" draw:layer="layout" svg:width="2cm" svg:height="1cm" svg:x="8.5cm" svg:y="24.5cm">
          <text:p text:style-name="P3"><text:span text:style-name="T2">Le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6cm" svg:y1="23.5cm" svg:x2="7cm" svg:y2="23.5cm">
          <text:p/>
        </draw:line>
        <draw:line draw:style-name="gr7" draw:text-style-name="P4" draw:layer="layout" svg:x1="9.5cm" svg:y1="23.5cm" svg:x2="9.5cm" svg:y2="24.5cm">
          <text:p/>
        </draw:line>
        <draw:line draw:style-name="gr4" draw:text-style-name="P4" draw:layer="layout" svg:x1="9cm" svg:y1="23.5cm" svg:x2="9.5cm" svg:y2="23.5cm">
          <text:p/>
        </draw:line>
        <draw:frame draw:style-name="gr8" draw:text-style-name="P6" draw:layer="layout" svg:width="2.365cm" svg:height="0.577cm" svg:x="8.3cm" svg:y="25.5cm">
          <draw:text-box>
            <text:p><text:span text:style-name="T3">Asym. X Pre</text:span></text:p>
          </draw:text-box>
        </draw:frame>
        <draw:custom-shape draw:style-name="gr3" draw:text-style-name="P3" draw:layer="layout" svg:width="2cm" svg:height="1cm" svg:x="11.5cm" svg:y="24.5cm">
          <text:p text:style-name="P3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1cm" svg:x="14.5cm" svg:y="24.5cm">
          <text:p text:style-name="P3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0.5cm" svg:y1="25cm" svg:x2="11.5cm" svg:y2="25cm">
          <text:p/>
        </draw:line>
        <draw:line draw:style-name="gr7" draw:text-style-name="P4" draw:layer="layout" svg:x1="13.5cm" svg:y1="25cm" svg:x2="14.5cm" svg:y2="25cm">
          <text:p/>
        </draw:line>
        <draw:frame draw:style-name="gr9" draw:text-style-name="P6" draw:layer="layout" svg:width="2.534cm" svg:height="0.577cm" svg:x="11.3cm" svg:y="25.5cm">
          <draw:text-box>
            <text:p><text:span text:style-name="T3">Lowpass [Hz]</text:span></text:p>
          </draw:text-box>
        </draw:frame>
        <draw:frame draw:style-name="gr10" draw:text-style-name="P6" draw:layer="layout" svg:width="2.703cm" svg:height="0.577cm" svg:x="14.197cm" svg:y="25.5cm">
          <draw:text-box>
            <text:p><text:span text:style-name="T3">Highpass [Hz]</text:span></text:p>
          </draw:text-box>
        </draw:frame>
        <draw:custom-shape draw:style-name="gr3" draw:text-style-name="P3" draw:layer="layout" svg:width="2cm" svg:height="1cm" svg:x="17.5cm" svg:y="24.5cm">
          <text:p text:style-name="P3"><text:span text:style-name="T2">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2.026cm" svg:height="0.577cm" svg:x="17.5cm" svg:y="25.5cm">
          <draw:text-box>
            <text:p><text:span text:style-name="T3">Gate [dB]</text:span></text:p>
          </draw:text-box>
        </draw:frame>
        <draw:line draw:style-name="gr7" draw:text-style-name="P4" draw:layer="layout" svg:x1="16.5cm" svg:y1="25cm" svg:x2="17.5cm" svg:y2="25cm">
          <text:p/>
        </draw:line>
        <draw:custom-shape draw:style-name="gr3" draw:text-style-name="P3" draw:layer="layout" svg:width="2cm" svg:height="1cm" svg:x="7cm" svg:y="27cm">
          <text:p text:style-name="P3"><text:span text:style-name="T2">Ab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6cm" svg:y1="29cm" svg:x2="6cm" svg:y2="27.5cm">
          <text:p/>
        </draw:line>
        <draw:custom-shape draw:style-name="gr5" draw:text-style-name="P5" draw:layer="layout" svg:width="0.2cm" svg:height="0.2cm" svg:x="5.9cm" svg:y="2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cm" svg:y1="29cm" svg:x2="8.5cm" svg:y2="29cm">
          <text:p/>
        </draw:line>
        <draw:custom-shape draw:style-name="gr3" draw:text-style-name="P3" draw:layer="layout" svg:width="2cm" svg:height="1cm" svg:x="8.5cm" svg:y="28.5cm">
          <text:p text:style-name="P3"><text:span text:style-name="T2">Le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6cm" svg:y1="27.5cm" svg:x2="7cm" svg:y2="27.5cm">
          <text:p/>
        </draw:line>
        <draw:line draw:style-name="gr7" draw:text-style-name="P4" draw:layer="layout" svg:x1="9.5cm" svg:y1="27.5cm" svg:x2="9.5cm" svg:y2="28.5cm">
          <text:p/>
        </draw:line>
        <draw:line draw:style-name="gr4" draw:text-style-name="P4" draw:layer="layout" svg:x1="9cm" svg:y1="27.5cm" svg:x2="9.5cm" svg:y2="27.5cm">
          <text:p/>
        </draw:line>
        <draw:frame draw:style-name="gr9" draw:text-style-name="P6" draw:layer="layout" svg:width="2.534cm" svg:height="0.577cm" svg:x="8.232cm" svg:y="29.5cm">
          <draw:text-box>
            <text:p><text:span text:style-name="T3">Asym. Y Post</text:span></text:p>
          </draw:text-box>
        </draw:frame>
        <draw:custom-shape draw:style-name="gr12" draw:text-style-name="P3" draw:layer="layout" svg:width="4cm" svg:height="1cm" svg:x="11.5cm" svg:y="28.5cm">
          <text:p text:style-name="P3"><text:span text:style-name="T2">Env. Fol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534cm" svg:height="0.577cm" svg:x="12.166cm" svg:y="29.5cm">
          <draw:text-box>
            <text:p><text:span text:style-name="T3">Envelope [s]</text:span></text:p>
          </draw:text-box>
        </draw:frame>
        <draw:line draw:style-name="gr7" draw:text-style-name="P4" draw:layer="layout" svg:x1="10.5cm" svg:y1="29cm" svg:x2="11.5cm" svg:y2="29cm">
          <text:p/>
        </draw:line>
        <draw:line draw:style-name="gr4" draw:text-style-name="P4" draw:layer="layout" svg:x1="5cm" svg:y1="26.5cm" svg:x2="5cm" svg:y2="29cm">
          <text:p/>
        </draw:line>
        <draw:line draw:style-name="gr4" draw:text-style-name="P4" draw:layer="layout" svg:x1="20.5cm" svg:y1="26.5cm" svg:x2="5cm" svg:y2="26.5cm">
          <text:p/>
        </draw:line>
        <draw:line draw:style-name="gr4" draw:text-style-name="P4" draw:layer="layout" svg:x1="20.5cm" svg:y1="25cm" svg:x2="20.5cm" svg:y2="26.5cm">
          <text:p/>
        </draw:line>
        <draw:line draw:style-name="gr4" draw:text-style-name="P4" draw:layer="layout" svg:x1="19.5cm" svg:y1="25cm" svg:x2="20.5cm" svg:y2="25cm">
          <text:p/>
        </draw:line>
        <draw:line draw:style-name="gr7" draw:text-style-name="P4" draw:layer="layout" svg:x1="15.5cm" svg:y1="29cm" svg:x2="16.5cm" svg:y2="29cm">
          <text:p/>
        </draw:line>
        <draw:frame draw:style-name="gr13" draw:text-style-name="P2" draw:layer="layout" svg:width="2.026cm" svg:height="0.747cm" svg:x="16.5cm" svg:y="28.653cm">
          <draw:text-box>
            <text:p><text:span text:style-name="T2">Output</text:span></text:p>
          </draw:text-box>
        </draw:frame>
        <draw:frame draw:style-name="gr14" draw:text-style-name="P1" draw:layer="layout" svg:width="6.852cm" svg:height="1cm" svg:x="2cm" svg:y="22cm">
          <draw:text-box>
            <text:p><text:span text:style-name="T1">Pre Processor (Pre Proc.)</text:span></text:p>
          </draw:text-box>
        </draw:frame>
        <draw:frame draw:style-name="gr13" draw:text-style-name="P2" draw:layer="layout" svg:width="2.026cm" svg:height="0.747cm" svg:x="7.474cm" svg:y="14.753cm">
          <draw:text-box>
            <text:p><text:span text:style-name="T2">ΔPhase</text:span></text:p>
          </draw:text-box>
        </draw:frame>
        <draw:line draw:style-name="gr7" draw:text-style-name="P4" draw:layer="layout" svg:x1="8.5cm" svg:y1="15.5cm" svg:x2="8.5cm" svg:y2="17.6cm">
          <text:p/>
        </draw:line>
        <draw:custom-shape draw:style-name="gr15" draw:text-style-name="P3" draw:layer="layout" svg:width="3cm" svg:height="1cm" svg:x="2cm" svg:y="17.497cm">
          <text:p text:style-name="P3"><text:span text:style-name="T2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8.884cm" svg:height="1.225cm" svg:x="11.416cm" svg:y="13.7cm">
          <draw:text-box>
            <text:p><text:span text:style-name="T2">Memory stores the value of phase.</text:span></text:p>
            <text:p><text:span text:style-name="T2">Square is x^2.</text:span></text:p>
          </draw:text-box>
        </draw:frame>
        <draw:custom-shape draw:style-name="gr3" draw:text-style-name="P3" draw:layer="layout" svg:width="2cm" svg:height="1cm" svg:x="12cm" svg:y="17.5cm">
          <text:p text:style-name="P3"><text:span text:style-name="T2">Le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3cm" svg:y1="16.5cm" svg:x2="13cm" svg:y2="17.5cm">
          <text:p/>
        </draw:line>
        <draw:line draw:style-name="gr4" draw:text-style-name="P4" draw:layer="layout" svg:x1="12.5cm" svg:y1="16.5cm" svg:x2="13cm" svg:y2="16.5cm">
          <text:p/>
        </draw:line>
        <draw:line draw:style-name="gr4" draw:text-style-name="P4" draw:layer="layout" svg:x1="9.5cm" svg:y1="18cm" svg:x2="9.5cm" svg:y2="16.5cm">
          <text:p/>
        </draw:line>
        <draw:custom-shape draw:style-name="gr5" draw:text-style-name="P5" draw:layer="layout" svg:width="0.2cm" svg:height="0.2cm" svg:x="9.4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5cm" svg:y1="16.5cm" svg:x2="10.5cm" svg:y2="16.5cm">
          <text:p/>
        </draw:line>
        <draw:line draw:style-name="gr7" draw:text-style-name="P4" draw:layer="layout" svg:x1="8.9cm" svg:y1="18cm" svg:x2="12cm" svg:y2="18cm">
          <text:p/>
        </draw:line>
        <draw:line draw:style-name="gr7" draw:text-style-name="P4" draw:layer="layout" svg:x1="6.5cm" svg:y1="18cm" svg:x2="8.1cm" svg:y2="18cm">
          <text:p/>
        </draw:line>
        <draw:frame draw:style-name="gr8" draw:text-style-name="P6" draw:layer="layout" svg:width="2.365cm" svg:height="0.577cm" svg:x="11.835cm" svg:y="18.5cm">
          <draw:text-box>
            <text:p><text:span text:style-name="T3">Warp Amount</text:span></text:p>
          </draw:text-box>
        </draw:frame>
        <draw:custom-shape draw:style-name="gr3" draw:text-style-name="P3" draw:layer="layout" svg:width="2cm" svg:height="1cm" svg:x="10.5cm" svg:y="16cm">
          <text:p text:style-name="P3"><text:span text:style-name="T2">Squ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4cm" svg:y1="18cm" svg:x2="16cm" svg:y2="18cm">
          <text:p/>
        </draw:line>
        <draw:custom-shape draw:style-name="gr5" draw:text-style-name="P5" draw:layer="layout" svg:width="0.2cm" svg:height="0.2cm" svg:x="14.9cm" svg:y="1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cm" svg:y1="19.5cm" svg:x2="3.5cm" svg:y2="18.5cm">
          <text:p/>
        </draw:line>
        <draw:line draw:style-name="gr4" draw:text-style-name="P4" draw:layer="layout" svg:x1="15cm" svg:y1="18cm" svg:x2="15cm" svg:y2="19.5cm">
          <text:p/>
        </draw:line>
        <draw:line draw:style-name="gr4" draw:text-style-name="P4" draw:layer="layout" svg:x1="13cm" svg:y1="19.5cm" svg:x2="3.5cm" svg:y2="19.5cm">
          <text:p/>
        </draw:line>
        <draw:g>
          <draw:custom-shape draw:style-name="gr6" draw:text-style-name="P3" draw:layer="layout" svg:width="0.8cm" svg:height="0.8cm" svg:x="16.6cm" svg:y="2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6.8cm" svg:y1="20.8cm" svg:x2="17.2cm" svg:y2="21.2cm">
            <text:p/>
          </draw:line>
          <draw:line draw:style-name="gr4" draw:text-style-name="P4" draw:layer="layout" svg:x1="16.8cm" svg:y1="21.2cm" svg:x2="17.2cm" svg:y2="20.8cm">
            <text:p/>
          </draw:line>
        </draw:g>
        <draw:line draw:style-name="gr7" draw:text-style-name="P4" draw:layer="layout" svg:x1="17cm" svg:y1="18.5cm" svg:x2="17cm" svg:y2="20.6cm">
          <text:p/>
        </draw:line>
        <draw:frame draw:style-name="gr17" draw:text-style-name="P2" draw:layer="layout" svg:width="2.28cm" svg:height="0.747cm" svg:x="13.2cm" svg:y="20.6cm">
          <draw:text-box>
            <text:p><text:span text:style-name="T2">Carrier</text:span></text:p>
          </draw:text-box>
        </draw:frame>
        <draw:line draw:style-name="gr7" draw:text-style-name="P4" draw:layer="layout" svg:x1="15.5cm" svg:y1="21cm" svg:x2="16.6cm" svg:y2="21cm">
          <text:p/>
        </draw:line>
        <draw:custom-shape draw:style-name="gr3" draw:text-style-name="P3" draw:layer="layout" svg:width="2cm" svg:height="1cm" svg:x="16cm" svg:y="17.5cm">
          <text:p text:style-name="P3"><text:span text:style-name="T2">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7.4cm" svg:y1="21cm" svg:x2="18.5cm" svg:y2="21cm">
          <text:p/>
        </draw:line>
        <draw:frame draw:style-name="gr13" draw:text-style-name="P2" draw:layer="layout" svg:width="2.026cm" svg:height="0.747cm" svg:x="18.5cm" svg:y="20.6cm">
          <draw:text-box>
            <text:p><text:span text:style-name="T2">Output</text:span></text:p>
          </draw:text-box>
        </draw:frame>
        <draw:frame draw:style-name="gr1" draw:text-style-name="P1" draw:layer="layout" svg:width="5.328cm" svg:height="1cm" svg:x="2.072cm" svg:y="13cm">
          <draw:text-box>
            <text:p><text:span text:style-name="T1">Ring Modulator (RM)</text:span></text:p>
          </draw:text-box>
        </draw:frame>
        <draw:frame draw:style-name="gr17" draw:text-style-name="P2" draw:layer="layout" svg:width="2.28cm" svg:height="0.747cm" svg:x="2.7cm" svg:y="9.653cm">
          <draw:text-box>
            <text:p><text:span text:style-name="T2">Input R</text:span></text:p>
          </draw:text-box>
        </draw:frame>
        <draw:frame draw:style-name="gr13" draw:text-style-name="P2" draw:layer="layout" svg:width="2.026cm" svg:height="0.747cm" svg:x="2.954cm" svg:y="11.153cm">
          <draw:text-box>
            <text:p><text:span text:style-name="T2">Side R</text:span></text:p>
          </draw:text-box>
        </draw:frame>
        <draw:line draw:style-name="gr7" draw:text-style-name="P4" draw:layer="layout" svg:x1="5cm" svg:y1="10cm" svg:x2="6cm" svg:y2="10cm">
          <text:p/>
        </draw:line>
        <draw:line draw:style-name="gr7" draw:text-style-name="P4" draw:layer="layout" svg:x1="5cm" svg:y1="11.5cm" svg:x2="6cm" svg:y2="11.5cm">
          <text:p/>
        </draw:line>
        <draw:custom-shape draw:style-name="gr15" draw:text-style-name="P3" draw:layer="layout" svg:width="3cm" svg:height="1cm" svg:x="6cm" svg:y="9.5cm">
          <text:p text:style-name="P3"><text:span text:style-name="T2">Pre Pro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3cm" svg:height="1cm" svg:x="6cm" svg:y="11cm">
          <text:p text:style-name="P3"><text:span text:style-name="T2">Pre Pro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1cm" svg:x="12cm" svg:y="9.5cm">
          <text:p text:style-name="P3"><text:span text:style-name="T2">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687cm" svg:height="0.577cm" svg:x="10.313cm" svg:y="9.3cm">
          <draw:text-box>
            <text:p><text:span text:style-name="T3">Carrier</text:span></text:p>
          </draw:text-box>
        </draw:frame>
        <draw:line draw:style-name="gr7" draw:text-style-name="P4" draw:layer="layout" svg:x1="9cm" svg:y1="10cm" svg:x2="12cm" svg:y2="10cm">
          <text:p/>
        </draw:line>
        <draw:line draw:style-name="gr7" draw:text-style-name="P4" draw:layer="layout" svg:x1="9cm" svg:y1="11.5cm" svg:x2="10.1cm" svg:y2="11.5cm">
          <text:p/>
        </draw:line>
        <draw:g>
          <draw:custom-shape draw:style-name="gr6" draw:text-style-name="P3" draw:layer="layout" svg:width="0.8cm" svg:height="0.8cm" svg:x="10.1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0.3cm" svg:y1="11.5cm" svg:x2="10.7cm" svg:y2="11.5cm">
            <text:p/>
          </draw:line>
          <draw:line draw:style-name="gr4" draw:text-style-name="P4" draw:layer="layout" svg:x1="10.5cm" svg:y1="11.7cm" svg:x2="10.5cm" svg:y2="11.3cm">
            <text:p/>
          </draw:line>
        </draw:g>
        <draw:custom-shape draw:style-name="gr5" draw:text-style-name="P5" draw:layer="layout" svg:width="0.2cm" svg:height="0.2cm" svg:x="10.4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5cm" svg:y1="10cm" svg:x2="10.5cm" svg:y2="11.1cm">
          <text:p/>
        </draw:line>
        <draw:line draw:style-name="gr7" draw:text-style-name="P4" draw:layer="layout" svg:x1="13cm" svg:y1="11.5cm" svg:x2="13cm" svg:y2="10.5cm">
          <text:p/>
        </draw:line>
        <draw:line draw:style-name="gr4" draw:text-style-name="P4" draw:layer="layout" svg:x1="10.9cm" svg:y1="11.5cm" svg:x2="13cm" svg:y2="11.5cm">
          <text:p/>
        </draw:line>
        <draw:frame draw:style-name="gr18" draw:text-style-name="P6" draw:layer="layout" svg:width="1.687cm" svg:height="0.577cm" svg:x="13.105cm" svg:y="10.523cm">
          <draw:text-box>
            <text:p><text:span text:style-name="T3">ΔPhase</text:span></text:p>
          </draw:text-box>
        </draw:frame>
        <draw:line draw:style-name="gr7" draw:text-style-name="P4" draw:layer="layout" svg:x1="14cm" svg:y1="10cm" svg:x2="17cm" svg:y2="10cm">
          <text:p/>
        </draw:line>
        <draw:line draw:style-name="gr7" draw:text-style-name="P4" draw:layer="layout" svg:x1="5.5cm" svg:y1="17.997cm" svg:x2="5.5cm" svg:y2="16.997cm">
          <text:p/>
        </draw:line>
        <draw:line draw:style-name="gr4" draw:text-style-name="P4" draw:layer="layout" svg:x1="5cm" svg:y1="17.997cm" svg:x2="5.5cm" svg:y2="17.997cm">
          <text:p/>
        </draw:line>
        <draw:line draw:style-name="gr4" draw:text-style-name="P4" draw:layer="layout" svg:x1="15cm" svg:y1="19.5cm" svg:x2="3.5cm" svg:y2="19.5cm">
          <text:p/>
        </draw:line>
        <draw:line draw:style-name="gr4" draw:text-style-name="P4" draw:layer="layout" svg:x1="6.5cm" svg:y1="16.997cm" svg:x2="6.5cm" svg:y2="17.997cm">
          <text:p/>
        </draw:line>
        <draw:frame draw:style-name="gr19" draw:text-style-name="P2" draw:layer="layout" svg:width="2.534cm" svg:height="0.747cm" draw:transform="rotate (1.5707963267949) translate (5.1cm 17cm)">
          <draw:text-box>
            <text:p><text:span text:style-name="T2">To Sync.</text:span></text:p>
          </draw:text-box>
        </draw:frame>
        <draw:frame draw:style-name="gr20" draw:text-style-name="P2" draw:layer="layout" svg:width="3.042cm" svg:height="0.747cm" draw:transform="rotate (1.5707963267949) translate (6.153cm 17cm)">
          <draw:text-box>
            <text:p><text:span text:style-name="T2">From Sync.</text:span></text:p>
          </draw:text-box>
        </draw:frame>
        <draw:custom-shape draw:style-name="gr12" draw:text-style-name="P3" draw:layer="layout" svg:width="4cm" svg:height="1cm" svg:x="11cm" svg:y="7cm">
          <text:p text:style-name="P3"><text:span text:style-name="T2">Phase Syn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2.5cm" svg:y1="9.5cm" svg:x2="12.5cm" svg:y2="8cm">
          <text:p/>
        </draw:line>
        <draw:frame draw:style-name="gr21" draw:text-style-name="P6" draw:layer="layout" svg:width="1.857cm" svg:height="0.577cm" svg:x="10.613cm" svg:y="8.023cm">
          <draw:text-box>
            <text:p><text:span text:style-name="T3">To Sync.</text:span></text:p>
          </draw:text-box>
        </draw:frame>
        <draw:line draw:style-name="gr7" draw:text-style-name="P4" draw:layer="layout" svg:x1="13.5cm" svg:y1="8cm" svg:x2="13.5cm" svg:y2="9.5cm">
          <text:p/>
        </draw:line>
        <draw:frame draw:style-name="gr22" draw:text-style-name="P6" draw:layer="layout" svg:width="2.195cm" svg:height="0.577cm" svg:x="13.505cm" svg:y="8cm">
          <draw:text-box>
            <text:p><text:span text:style-name="T3">From Sync.</text:span></text:p>
          </draw:text-box>
        </draw:frame>
        <draw:frame draw:style-name="gr19" draw:text-style-name="P2" draw:layer="layout" svg:width="2.534cm" svg:height="0.747cm" svg:x="17cm" svg:y="9.653cm">
          <draw:text-box>
            <text:p><text:span text:style-name="T2">Output R</text:span></text:p>
          </draw:text-box>
        </draw:frame>
        <draw:frame draw:style-name="gr17" draw:text-style-name="P2" draw:layer="layout" svg:width="2.28cm" svg:height="0.747cm" svg:x="2.7cm" svg:y="4.653cm">
          <draw:text-box>
            <text:p><text:span text:style-name="T2">Input L</text:span></text:p>
          </draw:text-box>
        </draw:frame>
        <draw:frame draw:style-name="gr13" draw:text-style-name="P2" draw:layer="layout" svg:width="2.026cm" svg:height="0.747cm" svg:x="2.954cm" svg:y="3.153cm">
          <draw:text-box>
            <text:p><text:span text:style-name="T2">Side L</text:span></text:p>
          </draw:text-box>
        </draw:frame>
        <draw:line draw:style-name="gr7" draw:text-style-name="P4" draw:layer="layout" svg:x1="5cm" svg:y1="5cm" svg:x2="6cm" svg:y2="5cm">
          <text:p/>
        </draw:line>
        <draw:line draw:style-name="gr7" draw:text-style-name="P4" draw:layer="layout" svg:x1="5cm" svg:y1="3.5cm" svg:x2="6cm" svg:y2="3.5cm">
          <text:p/>
        </draw:line>
        <draw:custom-shape draw:style-name="gr15" draw:text-style-name="P3" draw:layer="layout" svg:width="3cm" svg:height="1cm" svg:x="6cm" svg:y="4.5cm">
          <text:p text:style-name="P3"><text:span text:style-name="T2">Pre Pro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3cm" svg:height="1cm" svg:x="6cm" svg:y="3cm">
          <text:p text:style-name="P3"><text:span text:style-name="T2">Pre Pro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1cm" svg:x="12cm" svg:y="4.5cm">
          <text:p text:style-name="P3"><text:span text:style-name="T2">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687cm" svg:height="0.577cm" svg:x="10.313cm" svg:y="5.123cm">
          <draw:text-box>
            <text:p><text:span text:style-name="T3">Carrier</text:span></text:p>
          </draw:text-box>
        </draw:frame>
        <draw:line draw:style-name="gr7" draw:text-style-name="P4" draw:layer="layout" svg:x1="9cm" svg:y1="5cm" svg:x2="12cm" svg:y2="5cm">
          <text:p/>
        </draw:line>
        <draw:line draw:style-name="gr7" draw:text-style-name="P4" draw:layer="layout" svg:x1="9cm" svg:y1="3.5cm" svg:x2="10.1cm" svg:y2="3.5cm">
          <text:p/>
        </draw:line>
        <draw:g>
          <draw:custom-shape draw:style-name="gr6" draw:text-style-name="P3" draw:layer="layout" svg:width="0.8cm" svg:height="0.8cm" svg:x="10.1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0.3cm" svg:y1="3.5cm" svg:x2="10.7cm" svg:y2="3.5cm">
            <text:p/>
          </draw:line>
          <draw:line draw:style-name="gr4" draw:text-style-name="P4" draw:layer="layout" svg:x1="10.5cm" svg:y1="3.7cm" svg:x2="10.5cm" svg:y2="3.3cm">
            <text:p/>
          </draw:line>
        </draw:g>
        <draw:custom-shape draw:style-name="gr5" draw:text-style-name="P5" draw:layer="layout" svg:width="0.2cm" svg:height="0.2cm" svg:x="10.4cm" svg:y="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5cm" svg:y1="5cm" svg:x2="10.5cm" svg:y2="3.9cm">
          <text:p/>
        </draw:line>
        <draw:line draw:style-name="gr7" draw:text-style-name="P4" draw:layer="layout" svg:x1="13.008cm" svg:y1="3.5cm" svg:x2="13.008cm" svg:y2="4.5cm">
          <text:p/>
        </draw:line>
        <draw:line draw:style-name="gr4" draw:text-style-name="P4" draw:layer="layout" svg:x1="10.9cm" svg:y1="3.5cm" svg:x2="13cm" svg:y2="3.5cm">
          <text:p/>
        </draw:line>
        <draw:frame draw:style-name="gr18" draw:text-style-name="P6" draw:layer="layout" svg:width="1.687cm" svg:height="0.577cm" svg:x="13.113cm" svg:y="3.923cm">
          <draw:text-box>
            <text:p><text:span text:style-name="T3">ΔPhase</text:span></text:p>
          </draw:text-box>
        </draw:frame>
        <draw:line draw:style-name="gr7" draw:text-style-name="P4" draw:layer="layout" svg:x1="14cm" svg:y1="5cm" svg:x2="17cm" svg:y2="5cm">
          <text:p/>
        </draw:line>
        <draw:line draw:style-name="gr7" draw:text-style-name="P4" draw:layer="layout" svg:x1="13.5cm" svg:y1="7cm" svg:x2="13.5cm" svg:y2="5.5cm">
          <text:p/>
        </draw:line>
        <draw:frame draw:style-name="gr21" draw:text-style-name="P6" draw:layer="layout" svg:width="1.857cm" svg:height="0.577cm" svg:x="10.613cm" svg:y="6.423cm">
          <draw:text-box>
            <text:p><text:span text:style-name="T3">To Sync.</text:span></text:p>
          </draw:text-box>
        </draw:frame>
        <draw:line draw:style-name="gr7" draw:text-style-name="P4" draw:layer="layout" svg:x1="12.5cm" svg:y1="5.5cm" svg:x2="12.5cm" svg:y2="7cm">
          <text:p/>
        </draw:line>
        <draw:frame draw:style-name="gr22" draw:text-style-name="P6" draw:layer="layout" svg:width="2.195cm" svg:height="0.577cm" svg:x="13.505cm" svg:y="6.423cm">
          <draw:text-box>
            <text:p><text:span text:style-name="T3">From Sync.</text:span></text:p>
          </draw:text-box>
        </draw:frame>
        <draw:frame draw:style-name="gr19" draw:text-style-name="P2" draw:layer="layout" svg:width="2.534cm" svg:height="0.747cm" svg:x="17cm" svg:y="4.653cm">
          <draw:text-box>
            <text:p><text:span text:style-name="T2">Output L</text:span></text:p>
          </draw:text-box>
        </draw:frame>
        <draw:frame draw:style-name="gr2" draw:text-style-name="P2" draw:layer="layout" svg:width="7.36cm" svg:height="2.199cm" svg:x="2.14cm" svg:y="30.801cm">
          <draw:text-box>
            <text:p><text:span text:style-name="T2">Abs. : Absolute value</text:span></text:p>
            <text:p><text:span text:style-name="T2">Lerp : Linear interpolation</text:span></text:p>
            <text:p><text:span text:style-name="T2">LP <text:s text:c="2"/>: Low-pass filter</text:span></text:p>
            <text:p><text:span text:style-name="T2">HP <text:s text:c="2"/>: High-pass filt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family-generic="modern" style:font-pitch="fixed"/>
    <style:font-face style:name="Go Mono1" svg:font-family="'Go Mono'" style:font-adornments="Book" style:font-family-generic="modern" style:font-pitch="variable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7" draw:display-name="Arrowheads 3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1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4H12M5S</meta:editing-duration>
    <meta:editing-cycles>286</meta:editing-cycles>
    <meta:generator>LibreOffice/7.3.2.2$Windows_X86_64 LibreOffice_project/49f2b1bff42cfccbd8f788c8dc32c1c309559be0</meta:generator>
    <dc:title>A4_Landscape</dc:title>
    <dc:date>2023-03-29T20:18:08.589000000</dc:date>
    <meta:document-statistic meta:object-count="131"/>
    <meta:template xlink:type="simple" xlink:actuate="onRequest" xlink:title="A4_Landscape" xlink:href="../../AppData/Roaming/LibreOffice/4/user/template/A4_Landscape.otg" meta:date="2022-05-27T22:40:50.263000000"/>
  </office:meta>
</office:document-meta>
</file>